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cost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/>
          <table:table-cell office:value-type="string" calcext:value-type="string">
            <text:p>ttrs jacks</text:p>
          </table:table-cell>
          <table:table-cell office:value-type="currency" office:currency="GBP" office:value="0.116" calcext:value-type="currency">
            <text:p>£0.12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/>
          <table:table-cell office:value-type="string" calcext:value-type="string">
            <text:p>ttrs wir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/>
          <table:table-cell office:value-type="string" calcext:value-type="string">
            <text:p>mx switches</text:p>
          </table:table-cell>
          <table:table-cell office:value-type="currency" office:currency="GBP" office:value="15.63" calcext:value-type="currency">
            <text:p>£15.63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/>
          <table:table-cell office:value-type="string" calcext:value-type="string">
            <text:p>pcbs</text:p>
          </table:table-cell>
          <table:table-cell office:value-type="currency" office:currency="GBP" office:value="3.452" calcext:value-type="currency">
            <text:p>£3.45</text:p>
          </table:table-cell>
          <table:table-cell office:value-type="string" calcext:value-type="string">
            <text:p>jlcpcb</text:p>
          </table:table-cell>
        </table:table-row>
        <table:table-row table:style-name="ro1">
          <table:table-cell/>
          <table:table-cell office:value-type="string" calcext:value-type="string">
            <text:p>atmega16u4</text:p>
          </table:table-cell>
          <table:table-cell office:value-type="currency" office:currency="GBP" office:value="7.86" calcext:value-type="currency">
            <text:p>£7.86</text:p>
          </table:table-cell>
          <table:table-cell office:value-type="string" calcext:value-type="string">
            <text:p>Rs-online</text:p>
          </table:table-cell>
        </table:table-row>
        <table:table-row table:style-name="ro1">
          <table:table-cell/>
          <table:table-cell office:value-type="string" calcext:value-type="string">
            <text:p>16mhz crystal</text:p>
          </table:table-cell>
          <table:table-cell office:value-type="currency" office:currency="GBP" office:value="0.346" calcext:value-type="currency">
            <text:p>£0.35</text:p>
          </table:table-cell>
          <table:table-cell office:value-type="string" calcext:value-type="string">
            <text:p>Rs-online</text:p>
          </table:table-cell>
        </table:table-row>
        <table:table-row table:style-name="ro1">
          <table:table-cell/>
          <table:table-cell office:value-type="string" calcext:value-type="string">
            <text:p>usb-c</text:p>
          </table:table-cell>
          <table:table-cell office:value-type="currency" office:currency="GBP" office:value="0.96" calcext:value-type="currency">
            <text:p>£0.96</text:p>
          </table:table-cell>
          <table:table-cell office:value-type="string" calcext:value-type="string">
            <text:p>Rs-online</text:p>
          </table:table-cell>
        </table:table-row>
        <table:table-row table:style-name="ro1">
          <table:table-cell/>
          <table:table-cell office:value-type="string" calcext:value-type="string">
            <text:p>reset switch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string" calcext:value-type="string">
            <text:p>Rs-online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currency" office:currency="GBP" office:value="4.16" calcext:value-type="currency">
            <text:p>£4.16</text:p>
          </table:table-cell>
          <table:table-cell office:value-type="string" calcext:value-type="string">
            <text:p>plasticsheets</text:p>
          </table:table-cell>
        </table:table-row>
        <table:table-row table:style-name="ro1">
          <table:table-cell/>
          <table:table-cell office:value-type="string" calcext:value-type="string">
            <text:p>hot sw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yca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b w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currency" office:currency="GBP" office:value="21.36" calcext:value-type="currency">
            <text:p>£21.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17])" office:value-type="currency" office:currency="GBP" office:value="54.914" calcext:value-type="currency">
            <text:p>£54.91</text:p>
          </table:table-cell>
          <table:table-cell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8:55:16.804194177</meta:creation-date>
    <dc:date>2021-08-19T19:54:05.733407958</dc:date>
    <meta:editing-duration>P2DT4H47M37S</meta:editing-duration>
    <meta:editing-cycles>2</meta:editing-cycles>
    <meta:generator>LibreOffice/6.4.7.2$Linux_X86_64 LibreOffice_project/40$Build-2</meta:generator>
    <meta:document-statistic meta:table-count="1" meta:cell-count="37" meta:object-count="0"/>
  </office:meta>
</office:document-meta>
</file>